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9900" draw:textarea-horizontal-align="justify" draw:textarea-vertical-align="middle" draw:auto-grow-height="false" fo:min-height="0.388cm" fo:min-width="0.13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441cm" fo:min-width="0cm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881cm" fo:min-width="0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341cm" fo:min-width="0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66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width="0.053cm" svg:stroke-color="#ff00ff" draw:marker-start-width="0.279cm" draw:marker-end-width="0.279cm" draw:fill="none" draw:fill-color="#ffffff" draw:textarea-horizontal-align="left" draw:auto-grow-height="true" draw:auto-grow-width="false" fo:min-height="0.881cm" fo:min-width="0cm"/>
    </style:style>
    <style:style style:name="gr10" style:family="graphic" style:parent-style-name="standard">
      <style:graphic-properties draw:stroke="none" svg:stroke-width="0.053cm" svg:stroke-color="#ff00ff" draw:marker-start-width="0.279cm" draw:marker-end-width="0.279cm" draw:fill="none" draw:fill-color="#ffffff" draw:textarea-horizontal-align="left" draw:auto-grow-height="true" draw:auto-grow-width="false" fo:min-height="0.441cm" fo:min-width="0cm"/>
    </style:style>
    <style:style style:name="gr11" style:family="graphic" style:parent-style-name="objectwithoutfill">
      <style:graphic-properties svg:stroke-width="0.053cm" svg:stroke-color="#ff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cc33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fill-color="#ff9900" draw:textarea-horizontal-align="justify" draw:textarea-vertical-align="middle" draw:auto-grow-height="false" fo:min-height="0.336cm" fo:min-width="0.086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9900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9cm" svg:x="2.8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8cm" svg:height="0.691cm" svg:x="3.4cm" svg:y="0.809cm">
          <draw:text-box>
            <text:p><text:span text:style-name="T1">0</text:span></text:p>
          </draw:text-box>
        </draw:frame>
        <draw:custom-shape draw:style-name="gr1" draw:text-style-name="P1" xml:id="id7" draw:id="id7" draw:layer="layout" svg:width="0.9cm" svg:height="0.9cm" svg:x="2.8cm" svg:y="2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8cm" svg:height="0.691cm" svg:x="3.4cm" svg:y="2.3cm">
          <draw:text-box>
            <text:p><text:span text:style-name="T1">0</text:span></text:p>
          </draw:text-box>
        </draw:frame>
        <draw:custom-shape draw:style-name="gr1" draw:text-style-name="P1" xml:id="id6" draw:id="id6" draw:layer="layout" svg:width="0.9cm" svg:height="0.9cm" svg:x="4.92cm" svg:y="2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8cm" svg:height="0.691cm" svg:x="5.52cm" svg:y="2.3cm">
          <draw:text-box>
            <text:p><text:span text:style-name="T1">1</text:span></text:p>
          </draw:text-box>
        </draw:frame>
        <draw:custom-shape draw:style-name="gr1" draw:text-style-name="P1" xml:id="id1" draw:id="id1" draw:layer="layout" svg:width="0.9cm" svg:height="0.9cm" svg:x="2.8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cm" svg:height="1.131cm" svg:x="3.4cm" svg:y="3.699cm">
          <draw:text-box>
            <text:p><text:span text:style-name="T1">00</text:span></text:p>
          </draw:text-box>
        </draw:frame>
        <draw:custom-shape draw:style-name="gr1" draw:text-style-name="P1" xml:id="id2" draw:id="id2" draw:layer="layout" svg:width="0.9cm" svg:height="0.9cm" svg:x="4.92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8cm" svg:height="0.691cm" svg:x="5.52cm" svg:y="3.699cm">
          <draw:text-box>
            <text:p><text:span text:style-name="T1">01</text:span></text:p>
          </draw:text-box>
        </draw:frame>
        <draw:custom-shape draw:style-name="gr1" draw:text-style-name="P1" xml:id="id3" draw:id="id3" draw:layer="layout" svg:width="0.9cm" svg:height="0.9cm" svg:x="1.6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5" draw:id="id5" draw:layer="layout" svg:width="1cm" svg:height="0.691cm" svg:x="2.2cm" svg:y="4.908cm">
          <draw:text-box>
            <text:p><text:span text:style-name="T1">10</text:span></text:p>
          </draw:text-box>
        </draw:frame>
        <draw:custom-shape draw:style-name="gr1" draw:text-style-name="P1" xml:id="id4" draw:id="id4" draw:layer="layout" svg:width="0.9cm" svg:height="0.9cm" svg:x="3.72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cm" svg:height="0.691cm" svg:x="4.32cm" svg:y="4.908cm">
          <draw:text-box>
            <text:p><text:span text:style-name="T1">11</text:span></text:p>
          </draw:text-box>
        </draw:frame>
        <draw:line draw:style-name="gr5" draw:text-style-name="P3" draw:layer="layout" svg:x1="1cm" svg:y1="2.3cm" svg:x2="20.59cm" svg:y2="2.3cm">
          <text:p/>
        </draw:line>
        <draw:connector draw:style-name="gr6" draw:text-style-name="P4" draw:layer="layout" svg:x1="3.7cm" svg:y1="4.54cm" svg:x2="4.92cm" svg:y2="4.54cm" draw:start-shape="id1" draw:start-glue-point="10" draw:end-shape="id2" draw:end-glue-point="6" svg:d="M3700 4540h1220" svg:viewBox="0 0 1221 1">
          <text:p/>
        </draw:connector>
        <draw:connector draw:style-name="gr6" draw:text-style-name="P4" draw:layer="layout" svg:x1="2.5cm" svg:y1="5.749cm" svg:x2="3.72cm" svg:y2="5.749cm" draw:start-shape="id3" draw:start-glue-point="10" draw:end-shape="id4" draw:end-glue-point="6" svg:d="M2500 5749h1220" svg:viewBox="0 0 1221 1">
          <text:p/>
        </draw:connector>
        <draw:connector draw:style-name="gr6" draw:text-style-name="P4" draw:layer="layout" svg:x1="3.2cm" svg:y1="5.253cm" svg:x2="3.2cm" svg:y2="5.253cm" draw:start-shape="id5" draw:end-shape="id5" svg:d="M3200 5253z" svg:viewBox="0 0 1 1">
          <text:p/>
        </draw:connector>
        <draw:connector draw:style-name="gr5" draw:text-style-name="P3" draw:layer="layout" draw:type="lines" svg:x1="4.92cm" svg:y1="3.141cm" svg:x2="3.7cm" svg:y2="3.141cm" draw:start-shape="id6" draw:start-glue-point="6" draw:end-shape="id7" draw:end-glue-point="10" svg:d="M4920 3141h-527-165-528" svg:viewBox="0 0 1221 1">
          <text:p/>
        </draw:connector>
        <draw:connector draw:style-name="gr7" draw:text-style-name="P3" draw:layer="layout" draw:type="line" svg:x1="4.489cm" svg:y1="5.43cm" svg:x2="5.051cm" svg:y2="4.859cm" draw:start-shape="id4" draw:start-glue-point="11" draw:end-shape="id2" draw:end-glue-point="7" svg:d="M4489 5430l562-571" svg:viewBox="0 0 563 572">
          <text:p/>
        </draw:connector>
        <draw:connector draw:style-name="gr7" draw:text-style-name="P3" draw:layer="layout" draw:type="line" svg:x1="2.931cm" svg:y1="4.859cm" svg:x2="2.369cm" svg:y2="5.43cm" draw:start-shape="id1" draw:start-glue-point="7" draw:end-shape="id3" draw:end-glue-point="11" svg:d="M2931 4859l-562 571" svg:viewBox="0 0 563 572">
          <text:p/>
        </draw:connector>
        <draw:custom-shape draw:style-name="gr1" draw:text-style-name="P1" xml:id="id8" draw:id="id8" draw:layer="layout" svg:width="0.9cm" svg:height="0.9cm" svg:x="2.8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cm" svg:height="1.131cm" svg:x="3.4cm" svg:y="3.7cm">
          <draw:text-box>
            <text:p><text:span text:style-name="T1">00</text:span></text:p>
          </draw:text-box>
        </draw:frame>
        <draw:custom-shape draw:style-name="gr1" draw:text-style-name="P1" xml:id="id9" draw:id="id9" draw:layer="layout" svg:width="0.9cm" svg:height="0.9cm" svg:x="4.92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8cm" svg:height="0.691cm" svg:x="5.52cm" svg:y="3.7cm">
          <draw:text-box>
            <text:p><text:span text:style-name="T1">01</text:span></text:p>
          </draw:text-box>
        </draw:frame>
        <draw:custom-shape draw:style-name="gr1" draw:text-style-name="P1" xml:id="id10" draw:id="id10" draw:layer="layout" svg:width="0.9cm" svg:height="0.9cm" svg:x="1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12" draw:id="id12" draw:layer="layout" svg:width="1cm" svg:height="0.691cm" svg:x="2.2cm" svg:y="4.909cm">
          <draw:text-box>
            <text:p><text:span text:style-name="T1">10</text:span></text:p>
          </draw:text-box>
        </draw:frame>
        <draw:custom-shape draw:style-name="gr1" draw:text-style-name="P1" xml:id="id11" draw:id="id11" draw:layer="layout" svg:width="0.9cm" svg:height="0.9cm" svg:x="3.7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cm" svg:height="0.691cm" svg:x="4.32cm" svg:y="4.909cm">
          <draw:text-box>
            <text:p><text:span text:style-name="T1">11</text:span></text:p>
          </draw:text-box>
        </draw:frame>
        <draw:connector draw:style-name="gr6" draw:text-style-name="P4" draw:layer="layout" svg:x1="3.7cm" svg:y1="4.541cm" svg:x2="4.92cm" svg:y2="4.541cm" draw:start-shape="id8" draw:start-glue-point="10" draw:end-shape="id9" draw:end-glue-point="6" svg:d="M3700 4541h1220" svg:viewBox="0 0 1221 1">
          <text:p/>
        </draw:connector>
        <draw:connector draw:style-name="gr6" draw:text-style-name="P4" draw:layer="layout" svg:x1="2.5cm" svg:y1="5.75cm" svg:x2="3.72cm" svg:y2="5.75cm" draw:start-shape="id10" draw:start-glue-point="10" draw:end-shape="id11" draw:end-glue-point="6" svg:d="M2500 5750h1220" svg:viewBox="0 0 1221 1">
          <text:p/>
        </draw:connector>
        <draw:connector draw:style-name="gr6" draw:text-style-name="P4" draw:layer="layout" svg:x1="3.2cm" svg:y1="5.254cm" svg:x2="3.2cm" svg:y2="5.254cm" draw:start-shape="id12" draw:end-shape="id12" svg:d="M3200 5254z" svg:viewBox="0 0 1 1">
          <text:p/>
        </draw:connector>
        <draw:connector draw:style-name="gr8" draw:text-style-name="P3" draw:layer="layout" draw:type="line" svg:x1="4.489cm" svg:y1="5.431cm" svg:x2="5.051cm" svg:y2="4.86cm" draw:start-shape="id11" draw:start-glue-point="11" draw:end-shape="id9" draw:end-glue-point="7" svg:d="M4489 5431l562-571" svg:viewBox="0 0 563 572">
          <text:p/>
        </draw:connector>
        <draw:connector draw:style-name="gr8" draw:text-style-name="P3" draw:layer="layout" draw:type="line" svg:x1="2.931cm" svg:y1="4.86cm" svg:x2="2.369cm" svg:y2="5.431cm" draw:start-shape="id8" draw:start-glue-point="7" draw:end-shape="id10" draw:end-glue-point="11" svg:d="M2931 4860l-562 571" svg:viewBox="0 0 563 572">
          <text:p/>
        </draw:connector>
        <draw:custom-shape draw:style-name="gr1" draw:text-style-name="P1" xml:id="id13" draw:id="id13" draw:layer="layout" svg:width="0.9cm" svg:height="0.9cm" svg:x="2.8cm" svg:y="6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cm" svg:height="1.131cm" svg:x="3.4cm" svg:y="6.2cm">
          <draw:text-box>
            <text:p><text:span text:style-name="T1">000</text:span></text:p>
          </draw:text-box>
        </draw:frame>
        <draw:custom-shape draw:style-name="gr1" draw:text-style-name="P1" xml:id="id14" draw:id="id14" draw:layer="layout" svg:width="0.9cm" svg:height="0.9cm" svg:x="4.92cm" svg:y="6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8cm" svg:height="1.131cm" svg:x="5.52cm" svg:y="6.2cm">
          <draw:text-box>
            <text:p><text:span text:style-name="T1">001</text:span></text:p>
          </draw:text-box>
        </draw:frame>
        <draw:custom-shape draw:style-name="gr1" draw:text-style-name="P1" xml:id="id15" draw:id="id15" draw:layer="layout" svg:width="0.9cm" svg:height="0.9cm" svg:x="1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xml:id="id17" draw:id="id17" draw:layer="layout" svg:width="1.3cm" svg:height="1.131cm" svg:x="2.2cm" svg:y="7.409cm">
          <draw:text-box>
            <text:p><text:span text:style-name="T1">010</text:span></text:p>
          </draw:text-box>
        </draw:frame>
        <draw:custom-shape draw:style-name="gr1" draw:text-style-name="P1" xml:id="id16" draw:id="id16" draw:layer="layout" svg:width="0.9cm" svg:height="0.9cm" svg:x="3.7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08cm" svg:height="0.691cm" svg:x="4.32cm" svg:y="7.409cm">
          <draw:text-box>
            <text:p><text:span text:style-name="T1">011</text:span></text:p>
          </draw:text-box>
        </draw:frame>
        <draw:connector draw:style-name="gr6" draw:text-style-name="P4" draw:layer="layout" svg:x1="3.7cm" svg:y1="7.041cm" svg:x2="4.92cm" svg:y2="7.041cm" draw:start-shape="id13" draw:start-glue-point="10" draw:end-shape="id14" draw:end-glue-point="6" svg:d="M3700 7041h1220" svg:viewBox="0 0 1221 1">
          <text:p/>
        </draw:connector>
        <draw:connector draw:style-name="gr6" draw:text-style-name="P4" draw:layer="layout" svg:x1="2.5cm" svg:y1="8.25cm" svg:x2="3.72cm" svg:y2="8.25cm" draw:start-shape="id15" draw:start-glue-point="10" draw:end-shape="id16" draw:end-glue-point="6" svg:d="M2500 8250h1220" svg:viewBox="0 0 1221 1">
          <text:p/>
        </draw:connector>
        <draw:connector draw:style-name="gr6" draw:text-style-name="P4" draw:layer="layout" svg:x1="3.5cm" svg:y1="7.974cm" svg:x2="3.5cm" svg:y2="7.974cm" draw:start-shape="id17" draw:end-shape="id17" svg:d="M3500 7974z" svg:viewBox="0 0 1 1">
          <text:p/>
        </draw:connector>
        <draw:connector draw:style-name="gr11" draw:text-style-name="P3" draw:layer="layout" draw:type="line" svg:x1="4.489cm" svg:y1="7.931cm" svg:x2="5.051cm" svg:y2="7.36cm" draw:start-shape="id16" draw:start-glue-point="11" draw:end-shape="id14" draw:end-glue-point="7" svg:d="M4489 7931l562-571" svg:viewBox="0 0 563 572">
          <text:p/>
        </draw:connector>
        <draw:connector draw:style-name="gr11" draw:text-style-name="P3" draw:layer="layout" draw:type="line" svg:x1="2.931cm" svg:y1="7.36cm" svg:x2="2.369cm" svg:y2="7.931cm" draw:start-shape="id13" draw:start-glue-point="7" draw:end-shape="id15" draw:end-glue-point="11" svg:d="M2931 7360l-562 571" svg:viewBox="0 0 563 572">
          <text:p/>
        </draw:connector>
        <draw:custom-shape draw:style-name="gr1" draw:text-style-name="P1" xml:id="id18" draw:id="id18" draw:layer="layout" svg:width="0.9cm" svg:height="0.9cm" svg:x="2.8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cm" svg:height="1.131cm" svg:x="3.4cm" svg:y="8.5cm">
          <draw:text-box>
            <text:p><text:span text:style-name="T1">100</text:span></text:p>
          </draw:text-box>
        </draw:frame>
        <draw:custom-shape draw:style-name="gr1" draw:text-style-name="P1" xml:id="id19" draw:id="id19" draw:layer="layout" svg:width="0.9cm" svg:height="0.9cm" svg:x="4.92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8cm" svg:height="1.131cm" svg:x="5.52cm" svg:y="8.5cm">
          <draw:text-box>
            <text:p><text:span text:style-name="T1">101</text:span></text:p>
          </draw:text-box>
        </draw:frame>
        <draw:custom-shape draw:style-name="gr1" draw:text-style-name="P1" xml:id="id20" draw:id="id20" draw:layer="layout" svg:width="0.9cm" svg:height="0.9cm" svg:x="1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22" draw:id="id22" draw:layer="layout" svg:width="1.4cm" svg:height="1.131cm" svg:x="2.2cm" svg:y="9.709cm">
          <draw:text-box>
            <text:p><text:span text:style-name="T1">110</text:span></text:p>
          </draw:text-box>
        </draw:frame>
        <draw:custom-shape draw:style-name="gr1" draw:text-style-name="P1" xml:id="id21" draw:id="id21" draw:layer="layout" svg:width="0.9cm" svg:height="0.9cm" svg:x="3.7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cm" svg:height="0.691cm" svg:x="4.32cm" svg:y="9.709cm">
          <draw:text-box>
            <text:p><text:span text:style-name="T1">111</text:span></text:p>
          </draw:text-box>
        </draw:frame>
        <draw:connector draw:style-name="gr6" draw:text-style-name="P4" draw:layer="layout" svg:x1="3.7cm" svg:y1="9.341cm" svg:x2="4.92cm" svg:y2="9.341cm" draw:start-shape="id18" draw:start-glue-point="10" draw:end-shape="id19" draw:end-glue-point="6" svg:d="M3700 9341h1220" svg:viewBox="0 0 1221 1">
          <text:p/>
        </draw:connector>
        <draw:connector draw:style-name="gr6" draw:text-style-name="P4" draw:layer="layout" svg:x1="2.5cm" svg:y1="10.55cm" svg:x2="3.72cm" svg:y2="10.55cm" draw:start-shape="id20" draw:start-glue-point="10" draw:end-shape="id21" draw:end-glue-point="6" svg:d="M2500 10550h1220" svg:viewBox="0 0 1221 1">
          <text:p/>
        </draw:connector>
        <draw:connector draw:style-name="gr6" draw:text-style-name="P4" draw:layer="layout" svg:x1="3.6cm" svg:y1="10.274cm" svg:x2="3.6cm" svg:y2="10.274cm" draw:start-shape="id22" draw:end-shape="id22" svg:d="M3600 10274z" svg:viewBox="0 0 1 1">
          <text:p/>
        </draw:connector>
        <draw:connector draw:style-name="gr8" draw:text-style-name="P3" draw:layer="layout" draw:type="line" svg:x1="4.489cm" svg:y1="10.231cm" svg:x2="5.051cm" svg:y2="9.66cm" draw:start-shape="id21" draw:start-glue-point="11" draw:end-shape="id19" draw:end-glue-point="7" svg:d="M4489 10231l562-571" svg:viewBox="0 0 563 572">
          <text:p/>
        </draw:connector>
        <draw:connector draw:style-name="gr8" draw:text-style-name="P3" draw:layer="layout" draw:type="line" svg:x1="2.931cm" svg:y1="9.66cm" svg:x2="2.369cm" svg:y2="10.231cm" draw:start-shape="id18" draw:start-glue-point="7" draw:end-shape="id20" draw:end-glue-point="11" svg:d="M2931 9660l-562 571" svg:viewBox="0 0 563 572">
          <text:p/>
        </draw:connector>
        <draw:connector draw:style-name="gr12" draw:text-style-name="P3" draw:layer="layout" draw:type="line" svg:x1="3.25cm" svg:y1="7.491cm" svg:x2="3.25cm" svg:y2="8.891cm" draw:start-shape="id13" draw:start-glue-point="8" draw:end-shape="id18" draw:end-glue-point="4" svg:d="M3250 7491v1400" svg:viewBox="0 0 1 1401">
          <text:p/>
        </draw:connector>
        <draw:connector draw:style-name="gr12" draw:text-style-name="P3" draw:layer="layout" draw:type="line" svg:x1="5.37cm" svg:y1="7.491cm" svg:x2="5.37cm" svg:y2="8.891cm" draw:start-shape="id14" draw:start-glue-point="8" draw:end-shape="id19" draw:end-glue-point="4" svg:d="M5370 7491v1400" svg:viewBox="0 0 1 1401">
          <text:p/>
        </draw:connector>
        <draw:connector draw:style-name="gr12" draw:text-style-name="P3" draw:layer="layout" draw:type="line" svg:x1="2.05cm" svg:y1="8.7cm" svg:x2="2.05cm" svg:y2="10.1cm" draw:start-shape="id15" draw:start-glue-point="8" draw:end-shape="id20" draw:end-glue-point="4" svg:d="M2050 8700v1400" svg:viewBox="0 0 1 1401">
          <text:p/>
        </draw:connector>
        <draw:connector draw:style-name="gr12" draw:text-style-name="P3" draw:layer="layout" draw:type="line" svg:x1="4.17cm" svg:y1="8.7cm" svg:x2="4.17cm" svg:y2="10.1cm" draw:start-shape="id16" draw:start-glue-point="8" draw:end-shape="id21" draw:end-glue-point="4" svg:d="M4170 8700v1400" svg:viewBox="0 0 1 1401">
          <text:p/>
        </draw:connector>
        <draw:custom-shape draw:style-name="gr13" draw:text-style-name="P1" xml:id="id23" draw:id="id23" draw:layer="layout" svg:width="0.9cm" svg:height="0.9cm" svg:x="2.8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3.4cm" svg:y="11.601cm">
          <draw:text-box>
            <text:p><text:span text:style-name="T1">0000</text:span></text:p>
          </draw:text-box>
        </draw:frame>
        <draw:custom-shape draw:style-name="gr13" draw:text-style-name="P1" xml:id="id24" draw:id="id24" draw:layer="layout" svg:width="0.9cm" svg:height="0.9cm" svg:x="4.92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8cm" svg:height="1.131cm" svg:x="5.52cm" svg:y="11.601cm">
          <draw:text-box>
            <text:p><text:span text:style-name="T1">0001</text:span></text:p>
          </draw:text-box>
        </draw:frame>
        <draw:custom-shape draw:style-name="gr13" draw:text-style-name="P1" xml:id="id25" draw:id="id25" draw:layer="layout" svg:width="0.9cm" svg:height="0.9cm" svg:x="1.6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xml:id="id27" draw:id="id27" draw:layer="layout" svg:width="1.3cm" svg:height="1.131cm" svg:x="2.2cm" svg:y="12.81cm">
          <draw:text-box>
            <text:p><text:span text:style-name="T1">0010</text:span></text:p>
          </draw:text-box>
        </draw:frame>
        <draw:custom-shape draw:style-name="gr13" draw:text-style-name="P1" xml:id="id26" draw:id="id26" draw:layer="layout" svg:width="0.9cm" svg:height="0.9cm" svg:x="3.72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8cm" svg:height="1.131cm" svg:x="4.32cm" svg:y="12.81cm">
          <draw:text-box>
            <text:p><text:span text:style-name="T1">0011</text:span></text:p>
          </draw:text-box>
        </draw:frame>
        <draw:connector draw:style-name="gr6" draw:text-style-name="P4" draw:layer="layout" svg:x1="3.7cm" svg:y1="12.442cm" svg:x2="4.92cm" svg:y2="12.442cm" draw:start-shape="id23" draw:start-glue-point="10" draw:end-shape="id24" draw:end-glue-point="6" svg:d="M3700 12442h1220" svg:viewBox="0 0 1221 1">
          <text:p/>
        </draw:connector>
        <draw:connector draw:style-name="gr6" draw:text-style-name="P4" draw:layer="layout" svg:x1="2.5cm" svg:y1="13.651cm" svg:x2="3.72cm" svg:y2="13.651cm" draw:start-shape="id25" draw:start-glue-point="10" draw:end-shape="id26" draw:end-glue-point="6" svg:d="M2500 13651h1220" svg:viewBox="0 0 1221 1">
          <text:p/>
        </draw:connector>
        <draw:connector draw:style-name="gr6" draw:text-style-name="P4" draw:layer="layout" svg:x1="3.5cm" svg:y1="13.375cm" svg:x2="3.5cm" svg:y2="13.375cm" draw:start-shape="id27" draw:end-shape="id27" svg:d="M3500 13375z" svg:viewBox="0 0 1 1">
          <text:p/>
        </draw:connector>
        <draw:connector draw:style-name="gr11" draw:text-style-name="P3" draw:layer="layout" draw:type="line" svg:x1="4.489cm" svg:y1="13.332cm" svg:x2="5.051cm" svg:y2="12.761cm" draw:start-shape="id26" draw:start-glue-point="11" draw:end-shape="id24" draw:end-glue-point="7" svg:d="M4489 13332l562-571" svg:viewBox="0 0 563 572">
          <text:p/>
        </draw:connector>
        <draw:connector draw:style-name="gr11" draw:text-style-name="P3" draw:layer="layout" draw:type="line" svg:x1="2.931cm" svg:y1="12.761cm" svg:x2="2.369cm" svg:y2="13.332cm" draw:start-shape="id23" draw:start-glue-point="7" draw:end-shape="id25" draw:end-glue-point="11" svg:d="M2931 12761l-562 571" svg:viewBox="0 0 563 572">
          <text:p/>
        </draw:connector>
        <draw:custom-shape draw:style-name="gr13" draw:text-style-name="P1" xml:id="id28" draw:id="id28" draw:layer="layout" svg:width="0.9cm" svg:height="0.9cm" svg:x="2.8cm" svg:y="14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3.4cm" svg:y="13.901cm">
          <draw:text-box>
            <text:p><text:span text:style-name="T1">0100</text:span></text:p>
          </draw:text-box>
        </draw:frame>
        <draw:custom-shape draw:style-name="gr13" draw:text-style-name="P1" xml:id="id29" draw:id="id29" draw:layer="layout" svg:width="0.9cm" svg:height="0.9cm" svg:x="4.92cm" svg:y="14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8cm" svg:height="1.131cm" svg:x="5.52cm" svg:y="13.901cm">
          <draw:text-box>
            <text:p><text:span text:style-name="T1">0101</text:span></text:p>
          </draw:text-box>
        </draw:frame>
        <draw:custom-shape draw:style-name="gr13" draw:text-style-name="P1" xml:id="id30" draw:id="id30" draw:layer="layout" svg:width="0.9cm" svg:height="0.9cm" svg:x="1.6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32" draw:id="id32" draw:layer="layout" svg:width="1.4cm" svg:height="1.131cm" svg:x="2.2cm" svg:y="15.11cm">
          <draw:text-box>
            <text:p><text:span text:style-name="T1">0110</text:span></text:p>
          </draw:text-box>
        </draw:frame>
        <draw:custom-shape draw:style-name="gr13" draw:text-style-name="P1" xml:id="id31" draw:id="id31" draw:layer="layout" svg:width="0.9cm" svg:height="0.9cm" svg:x="3.72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8cm" svg:height="1.131cm" svg:x="4.32cm" svg:y="15.11cm">
          <draw:text-box>
            <text:p><text:span text:style-name="T1">0111</text:span></text:p>
          </draw:text-box>
        </draw:frame>
        <draw:connector draw:style-name="gr6" draw:text-style-name="P4" draw:layer="layout" svg:x1="3.7cm" svg:y1="14.742cm" svg:x2="4.92cm" svg:y2="14.742cm" draw:start-shape="id28" draw:start-glue-point="10" draw:end-shape="id29" draw:end-glue-point="6" svg:d="M3700 14742h1220" svg:viewBox="0 0 1221 1">
          <text:p/>
        </draw:connector>
        <draw:connector draw:style-name="gr6" draw:text-style-name="P4" draw:layer="layout" svg:x1="2.5cm" svg:y1="15.951cm" svg:x2="3.72cm" svg:y2="15.951cm" draw:start-shape="id30" draw:start-glue-point="10" draw:end-shape="id31" draw:end-glue-point="6" svg:d="M2500 15951h1220" svg:viewBox="0 0 1221 1">
          <text:p/>
        </draw:connector>
        <draw:connector draw:style-name="gr6" draw:text-style-name="P4" draw:layer="layout" svg:x1="3.6cm" svg:y1="15.675cm" svg:x2="3.6cm" svg:y2="15.675cm" draw:start-shape="id32" draw:end-shape="id32" svg:d="M3600 15675z" svg:viewBox="0 0 1 1">
          <text:p/>
        </draw:connector>
        <draw:connector draw:style-name="gr8" draw:text-style-name="P3" draw:layer="layout" draw:type="line" svg:x1="4.489cm" svg:y1="15.632cm" svg:x2="5.051cm" svg:y2="15.061cm" draw:start-shape="id31" draw:start-glue-point="11" draw:end-shape="id29" draw:end-glue-point="7" svg:d="M4489 15632l562-571" svg:viewBox="0 0 563 572">
          <text:p/>
        </draw:connector>
        <draw:connector draw:style-name="gr8" draw:text-style-name="P3" draw:layer="layout" draw:type="line" svg:x1="2.931cm" svg:y1="15.061cm" svg:x2="2.369cm" svg:y2="15.632cm" draw:start-shape="id28" draw:start-glue-point="7" draw:end-shape="id30" draw:end-glue-point="11" svg:d="M2931 15061l-562 571" svg:viewBox="0 0 563 572">
          <text:p/>
        </draw:connector>
        <draw:connector draw:style-name="gr12" draw:text-style-name="P3" draw:layer="layout" draw:type="line" svg:x1="3.25cm" svg:y1="12.892cm" svg:x2="3.25cm" svg:y2="14.292cm" draw:start-shape="id23" draw:start-glue-point="8" draw:end-shape="id28" draw:end-glue-point="4" svg:d="M3250 12892v1400" svg:viewBox="0 0 1 1401">
          <text:p/>
        </draw:connector>
        <draw:connector draw:style-name="gr12" draw:text-style-name="P3" draw:layer="layout" draw:type="line" svg:x1="5.37cm" svg:y1="12.892cm" svg:x2="5.37cm" svg:y2="14.292cm" draw:start-shape="id24" draw:start-glue-point="8" draw:end-shape="id29" draw:end-glue-point="4" svg:d="M5370 12892v1400" svg:viewBox="0 0 1 1401">
          <text:p/>
        </draw:connector>
        <draw:connector draw:style-name="gr12" draw:text-style-name="P3" draw:layer="layout" draw:type="line" svg:x1="2.05cm" svg:y1="14.101cm" svg:x2="2.05cm" svg:y2="15.501cm" draw:start-shape="id25" draw:start-glue-point="8" draw:end-shape="id30" draw:end-glue-point="4" svg:d="M2050 14101v1400" svg:viewBox="0 0 1 1401">
          <text:p/>
        </draw:connector>
        <draw:connector draw:style-name="gr12" draw:text-style-name="P3" draw:layer="layout" draw:type="line" svg:x1="4.17cm" svg:y1="14.101cm" svg:x2="4.17cm" svg:y2="15.501cm" draw:start-shape="id26" draw:start-glue-point="8" draw:end-shape="id31" draw:end-glue-point="4" svg:d="M4170 14101v1400" svg:viewBox="0 0 1 1401">
          <text:p/>
        </draw:connector>
        <draw:custom-shape draw:style-name="gr13" draw:text-style-name="P1" xml:id="id33" draw:id="id33" draw:layer="layout" svg:width="0.9cm" svg:height="0.9cm" svg:x="9.8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10.4cm" svg:y="11.601cm">
          <draw:text-box>
            <text:p><text:span text:style-name="T1">1000</text:span></text:p>
          </draw:text-box>
        </draw:frame>
        <draw:custom-shape draw:style-name="gr13" draw:text-style-name="P1" xml:id="id34" draw:id="id34" draw:layer="layout" svg:width="0.9cm" svg:height="0.9cm" svg:x="11.92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8cm" svg:height="1.131cm" svg:x="12.52cm" svg:y="11.601cm">
          <draw:text-box>
            <text:p><text:span text:style-name="T1">1001</text:span></text:p>
          </draw:text-box>
        </draw:frame>
        <draw:custom-shape draw:style-name="gr13" draw:text-style-name="P1" xml:id="id35" draw:id="id35" draw:layer="layout" svg:width="0.9cm" svg:height="0.9cm" svg:x="8.6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xml:id="id37" draw:id="id37" draw:layer="layout" svg:width="1.3cm" svg:height="1.131cm" svg:x="9.2cm" svg:y="12.81cm">
          <draw:text-box>
            <text:p><text:span text:style-name="T1">1010</text:span></text:p>
          </draw:text-box>
        </draw:frame>
        <draw:custom-shape draw:style-name="gr13" draw:text-style-name="P1" xml:id="id36" draw:id="id36" draw:layer="layout" svg:width="0.9cm" svg:height="0.9cm" svg:x="10.72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8cm" svg:height="1.131cm" svg:x="11.32cm" svg:y="12.81cm">
          <draw:text-box>
            <text:p><text:span text:style-name="T1">1011</text:span></text:p>
          </draw:text-box>
        </draw:frame>
        <draw:connector draw:style-name="gr6" draw:text-style-name="P4" draw:layer="layout" svg:x1="10.7cm" svg:y1="12.442cm" svg:x2="11.92cm" svg:y2="12.442cm" draw:start-shape="id33" draw:start-glue-point="10" draw:end-shape="id34" draw:end-glue-point="6" svg:d="M10700 12442h1220" svg:viewBox="0 0 1221 1">
          <text:p/>
        </draw:connector>
        <draw:connector draw:style-name="gr6" draw:text-style-name="P4" draw:layer="layout" svg:x1="9.5cm" svg:y1="13.651cm" svg:x2="10.72cm" svg:y2="13.651cm" draw:start-shape="id35" draw:start-glue-point="10" draw:end-shape="id36" draw:end-glue-point="6" svg:d="M9500 13651h1220" svg:viewBox="0 0 1221 1">
          <text:p/>
        </draw:connector>
        <draw:connector draw:style-name="gr6" draw:text-style-name="P4" draw:layer="layout" svg:x1="10.5cm" svg:y1="13.375cm" svg:x2="10.5cm" svg:y2="13.375cm" draw:start-shape="id37" draw:end-shape="id37" svg:d="M10500 13375z" svg:viewBox="0 0 1 1">
          <text:p/>
        </draw:connector>
        <draw:connector draw:style-name="gr11" draw:text-style-name="P3" draw:layer="layout" draw:type="line" svg:x1="11.489cm" svg:y1="13.332cm" svg:x2="12.051cm" svg:y2="12.761cm" draw:start-shape="id36" draw:start-glue-point="11" draw:end-shape="id34" draw:end-glue-point="7" svg:d="M11489 13332l562-571" svg:viewBox="0 0 563 572">
          <text:p/>
        </draw:connector>
        <draw:connector draw:style-name="gr11" draw:text-style-name="P3" draw:layer="layout" draw:type="line" svg:x1="9.931cm" svg:y1="12.761cm" svg:x2="9.369cm" svg:y2="13.332cm" draw:start-shape="id33" draw:start-glue-point="7" draw:end-shape="id35" draw:end-glue-point="11" svg:d="M9931 12761l-562 571" svg:viewBox="0 0 563 572">
          <text:p/>
        </draw:connector>
        <draw:custom-shape draw:style-name="gr13" draw:text-style-name="P1" xml:id="id38" draw:id="id38" draw:layer="layout" svg:width="0.9cm" svg:height="0.9cm" svg:x="9.8cm" svg:y="14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10.4cm" svg:y="13.901cm">
          <draw:text-box>
            <text:p><text:span text:style-name="T1">1100</text:span></text:p>
          </draw:text-box>
        </draw:frame>
        <draw:custom-shape draw:style-name="gr13" draw:text-style-name="P1" xml:id="id39" draw:id="id39" draw:layer="layout" svg:width="0.9cm" svg:height="0.9cm" svg:x="11.92cm" svg:y="14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8cm" svg:height="1.131cm" svg:x="12.52cm" svg:y="13.901cm">
          <draw:text-box>
            <text:p><text:span text:style-name="T1">1101</text:span></text:p>
          </draw:text-box>
        </draw:frame>
        <draw:custom-shape draw:style-name="gr13" draw:text-style-name="P1" xml:id="id40" draw:id="id40" draw:layer="layout" svg:width="0.9cm" svg:height="0.9cm" svg:x="8.6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42" draw:id="id42" draw:layer="layout" svg:width="1.4cm" svg:height="1.131cm" svg:x="9.2cm" svg:y="15.11cm">
          <draw:text-box>
            <text:p><text:span text:style-name="T1">1110</text:span></text:p>
          </draw:text-box>
        </draw:frame>
        <draw:custom-shape draw:style-name="gr13" draw:text-style-name="P1" xml:id="id41" draw:id="id41" draw:layer="layout" svg:width="0.9cm" svg:height="0.9cm" svg:x="10.72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8cm" svg:height="1.131cm" svg:x="11.32cm" svg:y="15.11cm">
          <draw:text-box>
            <text:p><text:span text:style-name="T1">1111</text:span></text:p>
          </draw:text-box>
        </draw:frame>
        <draw:connector draw:style-name="gr6" draw:text-style-name="P4" draw:layer="layout" svg:x1="10.7cm" svg:y1="14.742cm" svg:x2="11.92cm" svg:y2="14.742cm" draw:start-shape="id38" draw:start-glue-point="10" draw:end-shape="id39" draw:end-glue-point="6" svg:d="M10700 14742h1220" svg:viewBox="0 0 1221 1">
          <text:p/>
        </draw:connector>
        <draw:connector draw:style-name="gr6" draw:text-style-name="P4" draw:layer="layout" svg:x1="9.5cm" svg:y1="15.951cm" svg:x2="10.72cm" svg:y2="15.951cm" draw:start-shape="id40" draw:start-glue-point="10" draw:end-shape="id41" draw:end-glue-point="6" svg:d="M9500 15951h1220" svg:viewBox="0 0 1221 1">
          <text:p/>
        </draw:connector>
        <draw:connector draw:style-name="gr6" draw:text-style-name="P4" draw:layer="layout" svg:x1="10.6cm" svg:y1="15.675cm" svg:x2="10.6cm" svg:y2="15.675cm" draw:start-shape="id42" draw:end-shape="id42" svg:d="M10600 15675z" svg:viewBox="0 0 1 1">
          <text:p/>
        </draw:connector>
        <draw:connector draw:style-name="gr8" draw:text-style-name="P3" draw:layer="layout" draw:type="line" svg:x1="11.489cm" svg:y1="15.632cm" svg:x2="12.051cm" svg:y2="15.061cm" draw:start-shape="id41" draw:start-glue-point="11" draw:end-shape="id39" draw:end-glue-point="7" svg:d="M11489 15632l562-571" svg:viewBox="0 0 563 572">
          <text:p/>
        </draw:connector>
        <draw:connector draw:style-name="gr8" draw:text-style-name="P3" draw:layer="layout" draw:type="line" svg:x1="9.931cm" svg:y1="15.061cm" svg:x2="9.369cm" svg:y2="15.632cm" draw:start-shape="id38" draw:start-glue-point="7" draw:end-shape="id40" draw:end-glue-point="11" svg:d="M9931 15061l-562 571" svg:viewBox="0 0 563 572">
          <text:p/>
        </draw:connector>
        <draw:connector draw:style-name="gr12" draw:text-style-name="P3" draw:layer="layout" draw:type="line" svg:x1="10.25cm" svg:y1="12.892cm" svg:x2="10.25cm" svg:y2="14.292cm" draw:start-shape="id33" draw:start-glue-point="8" draw:end-shape="id38" draw:end-glue-point="4" svg:d="M10250 12892v1400" svg:viewBox="0 0 1 1401">
          <text:p/>
        </draw:connector>
        <draw:connector draw:style-name="gr12" draw:text-style-name="P3" draw:layer="layout" draw:type="line" svg:x1="12.37cm" svg:y1="12.892cm" svg:x2="12.37cm" svg:y2="14.292cm" draw:start-shape="id34" draw:start-glue-point="8" draw:end-shape="id39" draw:end-glue-point="4" svg:d="M12370 12892v1400" svg:viewBox="0 0 1 1401">
          <text:p/>
        </draw:connector>
        <draw:connector draw:style-name="gr12" draw:text-style-name="P3" draw:layer="layout" draw:type="line" svg:x1="9.05cm" svg:y1="14.101cm" svg:x2="9.05cm" svg:y2="15.501cm" draw:start-shape="id35" draw:start-glue-point="8" draw:end-shape="id40" draw:end-glue-point="4" svg:d="M9050 14101v1400" svg:viewBox="0 0 1 1401">
          <text:p/>
        </draw:connector>
        <draw:connector draw:style-name="gr12" draw:text-style-name="P3" draw:layer="layout" draw:type="line" svg:x1="11.17cm" svg:y1="14.101cm" svg:x2="11.17cm" svg:y2="15.501cm" draw:start-shape="id36" draw:start-glue-point="8" draw:end-shape="id41" draw:end-glue-point="4" svg:d="M11170 14101v1400" svg:viewBox="0 0 1 1401">
          <text:p/>
        </draw:connector>
        <draw:line draw:style-name="gr5" draw:text-style-name="P3" draw:layer="layout" svg:x1="1cm" svg:y1="3.8cm" svg:x2="20.59cm" svg:y2="3.8cm">
          <text:p/>
        </draw:line>
        <draw:line draw:style-name="gr5" draw:text-style-name="P3" draw:layer="layout" svg:x1="1cm" svg:y1="6.3cm" svg:x2="20.59cm" svg:y2="6.3cm">
          <text:p/>
        </draw:line>
        <draw:line draw:style-name="gr5" draw:text-style-name="P3" draw:layer="layout" svg:x1="1cm" svg:y1="11.2cm" svg:x2="20.59cm" svg:y2="11.2cm">
          <text:p/>
        </draw:line>
        <draw:connector draw:style-name="gr14" draw:text-style-name="P3" draw:layer="layout" draw:type="curve" svg:x1="3.25cm" svg:y1="11.992cm" svg:x2="10.25cm" svg:y2="11.992cm" draw:start-shape="id23" draw:start-glue-point="4" draw:end-shape="id33" draw:end-glue-point="4" svg:d="M3250 11992c0-790 7000-790 7000 0" svg:viewBox="0 0 7001 593">
          <text:p/>
        </draw:connector>
        <draw:connector draw:style-name="gr14" draw:text-style-name="P3" draw:layer="layout" draw:type="curve" svg:x1="5.37cm" svg:y1="12.892cm" svg:x2="12.37cm" svg:y2="12.892cm" draw:start-shape="id24" draw:start-glue-point="8" draw:end-shape="id34" draw:end-glue-point="8" svg:d="M5370 12892c0 792 7000 792 7000 0" svg:viewBox="0 0 7001 595">
          <text:p/>
        </draw:connector>
        <draw:connector draw:style-name="gr14" draw:text-style-name="P3" draw:layer="layout" draw:type="curve" svg:x1="2.05cm" svg:y1="13.201cm" svg:x2="9.05cm" svg:y2="13.201cm" draw:start-shape="id25" draw:start-glue-point="4" draw:end-shape="id35" draw:end-glue-point="4" svg:d="M2050 13201c0-790 7000-790 7000 0" svg:viewBox="0 0 7001 593">
          <text:p/>
        </draw:connector>
        <draw:connector draw:style-name="gr14" draw:text-style-name="P3" draw:layer="layout" draw:type="curve" svg:x1="4.17cm" svg:y1="14.101cm" svg:x2="11.17cm" svg:y2="14.101cm" draw:start-shape="id26" draw:start-glue-point="8" draw:end-shape="id36" draw:end-glue-point="8" svg:d="M4170 14101c0 792 7000 792 7000 0" svg:viewBox="0 0 7001 595">
          <text:p/>
        </draw:connector>
        <draw:connector draw:style-name="gr14" draw:text-style-name="P3" draw:layer="layout" draw:type="curve" svg:x1="3.25cm" svg:y1="14.292cm" svg:x2="10.25cm" svg:y2="14.292cm" draw:start-shape="id28" draw:start-glue-point="4" draw:end-shape="id38" draw:end-glue-point="4" svg:d="M3250 14292c0-790 7000-790 7000 0" svg:viewBox="0 0 7001 593">
          <text:p/>
        </draw:connector>
        <draw:connector draw:style-name="gr14" draw:text-style-name="P3" draw:layer="layout" draw:type="curve" svg:x1="5.37cm" svg:y1="15.192cm" svg:x2="12.37cm" svg:y2="15.192cm" draw:start-shape="id29" draw:start-glue-point="8" draw:end-shape="id39" draw:end-glue-point="8" svg:d="M5370 15192c0 792 7000 792 7000 0" svg:viewBox="0 0 7001 595">
          <text:p/>
        </draw:connector>
        <draw:connector draw:style-name="gr14" draw:text-style-name="P3" draw:layer="layout" draw:type="curve" svg:x1="2.05cm" svg:y1="15.501cm" svg:x2="9.05cm" svg:y2="15.501cm" draw:start-shape="id30" draw:start-glue-point="4" draw:end-shape="id40" draw:end-glue-point="4" svg:d="M2050 15501c0-790 7000-790 7000 0" svg:viewBox="0 0 7001 593">
          <text:p/>
        </draw:connector>
        <draw:connector draw:style-name="gr14" draw:text-style-name="P3" draw:layer="layout" draw:type="curve" svg:x1="4.17cm" svg:y1="16.401cm" svg:x2="11.17cm" svg:y2="16.401cm" draw:start-shape="id31" draw:start-glue-point="8" draw:end-shape="id41" draw:end-glue-point="8" svg:d="M4170 16401c0 792 7000 792 7000 0" svg:viewBox="0 0 7001 595">
          <text:p/>
        </draw:connector>
        <draw:custom-shape draw:style-name="gr13" draw:text-style-name="P1" xml:id="id43" draw:id="id43" draw:layer="layout" svg:width="0.9cm" svg:height="0.9cm" svg:x="2.8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3.4cm" svg:y="17.501cm">
          <draw:text-box>
            <text:p><text:span text:style-name="T1">00000</text:span></text:p>
          </draw:text-box>
        </draw:frame>
        <draw:custom-shape draw:style-name="gr13" draw:text-style-name="P1" xml:id="id44" draw:id="id44" draw:layer="layout" svg:width="0.9cm" svg:height="0.9cm" svg:x="4.92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8cm" svg:height="1.131cm" svg:x="5.52cm" svg:y="17.501cm">
          <draw:text-box>
            <text:p><text:span text:style-name="T1">00001</text:span></text:p>
          </draw:text-box>
        </draw:frame>
        <draw:custom-shape draw:style-name="gr13" draw:text-style-name="P1" xml:id="id45" draw:id="id45" draw:layer="layout" svg:width="0.9cm" svg:height="0.9cm" svg:x="1.6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xml:id="id47" draw:id="id47" draw:layer="layout" svg:width="1.5cm" svg:height="1.131cm" svg:x="2.2cm" svg:y="18.71cm">
          <draw:text-box>
            <text:p><text:span text:style-name="T1">00010</text:span></text:p>
          </draw:text-box>
        </draw:frame>
        <draw:custom-shape draw:style-name="gr13" draw:text-style-name="P1" xml:id="id46" draw:id="id46" draw:layer="layout" svg:width="0.9cm" svg:height="0.9cm" svg:x="3.72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58cm" svg:height="1.131cm" svg:x="4.32cm" svg:y="18.71cm">
          <draw:text-box>
            <text:p><text:span text:style-name="T1">00011</text:span></text:p>
          </draw:text-box>
        </draw:frame>
        <draw:connector draw:style-name="gr6" draw:text-style-name="P4" draw:layer="layout" svg:x1="3.7cm" svg:y1="18.342cm" svg:x2="4.92cm" svg:y2="18.342cm" draw:start-shape="id43" draw:start-glue-point="10" draw:end-shape="id44" draw:end-glue-point="6" svg:d="M3700 18342h1220" svg:viewBox="0 0 1221 1">
          <text:p/>
        </draw:connector>
        <draw:connector draw:style-name="gr6" draw:text-style-name="P4" draw:layer="layout" svg:x1="2.5cm" svg:y1="19.551cm" svg:x2="3.72cm" svg:y2="19.551cm" draw:start-shape="id45" draw:start-glue-point="10" draw:end-shape="id46" draw:end-glue-point="6" svg:d="M2500 19551h1220" svg:viewBox="0 0 1221 1">
          <text:p/>
        </draw:connector>
        <draw:connector draw:style-name="gr6" draw:text-style-name="P4" draw:layer="layout" svg:x1="3.7cm" svg:y1="19.275cm" svg:x2="3.7cm" svg:y2="19.275cm" draw:start-shape="id47" draw:end-shape="id47" svg:d="M3700 19275z" svg:viewBox="0 0 1 1">
          <text:p/>
        </draw:connector>
        <draw:connector draw:style-name="gr11" draw:text-style-name="P3" draw:layer="layout" draw:type="line" svg:x1="4.489cm" svg:y1="19.232cm" svg:x2="5.051cm" svg:y2="18.661cm" draw:start-shape="id46" draw:start-glue-point="11" draw:end-shape="id44" draw:end-glue-point="7" svg:d="M4489 19232l562-571" svg:viewBox="0 0 563 572">
          <text:p/>
        </draw:connector>
        <draw:connector draw:style-name="gr11" draw:text-style-name="P3" draw:layer="layout" draw:type="line" svg:x1="2.931cm" svg:y1="18.661cm" svg:x2="2.369cm" svg:y2="19.232cm" draw:start-shape="id43" draw:start-glue-point="7" draw:end-shape="id45" draw:end-glue-point="11" svg:d="M2931 18661l-562 571" svg:viewBox="0 0 563 572">
          <text:p/>
        </draw:connector>
        <draw:custom-shape draw:style-name="gr13" draw:text-style-name="P1" xml:id="id48" draw:id="id48" draw:layer="layout" svg:width="0.9cm" svg:height="0.9cm" svg:x="2.8cm" svg:y="20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3.4cm" svg:y="19.801cm">
          <draw:text-box>
            <text:p><text:span text:style-name="T1">00100</text:span></text:p>
          </draw:text-box>
        </draw:frame>
        <draw:custom-shape draw:style-name="gr13" draw:text-style-name="P1" xml:id="id49" draw:id="id49" draw:layer="layout" svg:width="0.9cm" svg:height="0.9cm" svg:x="4.92cm" svg:y="20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8cm" svg:height="1.131cm" svg:x="5.52cm" svg:y="19.801cm">
          <draw:text-box>
            <text:p><text:span text:style-name="T1">00101</text:span></text:p>
          </draw:text-box>
        </draw:frame>
        <draw:custom-shape draw:style-name="gr13" draw:text-style-name="P1" xml:id="id50" draw:id="id50" draw:layer="layout" svg:width="0.9cm" svg:height="0.9cm" svg:x="1.6cm" svg:y="2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52" draw:id="id52" draw:layer="layout" svg:width="1.4cm" svg:height="1.131cm" svg:x="2.2cm" svg:y="21.01cm">
          <draw:text-box>
            <text:p><text:span text:style-name="T1">00110</text:span></text:p>
          </draw:text-box>
        </draw:frame>
        <draw:custom-shape draw:style-name="gr13" draw:text-style-name="P1" xml:id="id51" draw:id="id51" draw:layer="layout" svg:width="0.9cm" svg:height="0.9cm" svg:x="3.72cm" svg:y="2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8cm" svg:height="1.131cm" svg:x="4.32cm" svg:y="21.01cm">
          <draw:text-box>
            <text:p><text:span text:style-name="T1">00111</text:span></text:p>
          </draw:text-box>
        </draw:frame>
        <draw:connector draw:style-name="gr6" draw:text-style-name="P4" draw:layer="layout" svg:x1="3.7cm" svg:y1="20.642cm" svg:x2="4.92cm" svg:y2="20.642cm" draw:start-shape="id48" draw:start-glue-point="10" draw:end-shape="id49" draw:end-glue-point="6" svg:d="M3700 20642h1220" svg:viewBox="0 0 1221 1">
          <text:p/>
        </draw:connector>
        <draw:connector draw:style-name="gr6" draw:text-style-name="P4" draw:layer="layout" svg:x1="2.5cm" svg:y1="21.851cm" svg:x2="3.72cm" svg:y2="21.851cm" draw:start-shape="id50" draw:start-glue-point="10" draw:end-shape="id51" draw:end-glue-point="6" svg:d="M2500 21851h1220" svg:viewBox="0 0 1221 1">
          <text:p/>
        </draw:connector>
        <draw:connector draw:style-name="gr6" draw:text-style-name="P4" draw:layer="layout" svg:x1="3.6cm" svg:y1="21.575cm" svg:x2="3.6cm" svg:y2="21.575cm" draw:start-shape="id52" draw:end-shape="id52" svg:d="M3600 21575z" svg:viewBox="0 0 1 1">
          <text:p/>
        </draw:connector>
        <draw:connector draw:style-name="gr8" draw:text-style-name="P3" draw:layer="layout" draw:type="line" svg:x1="4.489cm" svg:y1="21.532cm" svg:x2="5.051cm" svg:y2="20.961cm" draw:start-shape="id51" draw:start-glue-point="11" draw:end-shape="id49" draw:end-glue-point="7" svg:d="M4489 21532l562-571" svg:viewBox="0 0 563 572">
          <text:p/>
        </draw:connector>
        <draw:connector draw:style-name="gr8" draw:text-style-name="P3" draw:layer="layout" draw:type="line" svg:x1="2.931cm" svg:y1="20.961cm" svg:x2="2.369cm" svg:y2="21.532cm" draw:start-shape="id48" draw:start-glue-point="7" draw:end-shape="id50" draw:end-glue-point="11" svg:d="M2931 20961l-562 571" svg:viewBox="0 0 563 572">
          <text:p/>
        </draw:connector>
        <draw:connector draw:style-name="gr12" draw:text-style-name="P3" draw:layer="layout" draw:type="line" svg:x1="3.25cm" svg:y1="18.792cm" svg:x2="3.25cm" svg:y2="20.192cm" draw:start-shape="id43" draw:start-glue-point="8" draw:end-shape="id48" draw:end-glue-point="4" svg:d="M3250 18792v1400" svg:viewBox="0 0 1 1401">
          <text:p/>
        </draw:connector>
        <draw:connector draw:style-name="gr12" draw:text-style-name="P3" draw:layer="layout" draw:type="line" svg:x1="5.37cm" svg:y1="18.792cm" svg:x2="5.37cm" svg:y2="20.192cm" draw:start-shape="id44" draw:start-glue-point="8" draw:end-shape="id49" draw:end-glue-point="4" svg:d="M5370 18792v1400" svg:viewBox="0 0 1 1401">
          <text:p/>
        </draw:connector>
        <draw:connector draw:style-name="gr12" draw:text-style-name="P3" draw:layer="layout" draw:type="line" svg:x1="2.05cm" svg:y1="20.001cm" svg:x2="2.05cm" svg:y2="21.401cm" draw:start-shape="id45" draw:start-glue-point="8" draw:end-shape="id50" draw:end-glue-point="4" svg:d="M2050 20001v1400" svg:viewBox="0 0 1 1401">
          <text:p/>
        </draw:connector>
        <draw:connector draw:style-name="gr12" draw:text-style-name="P3" draw:layer="layout" draw:type="line" svg:x1="4.17cm" svg:y1="20.001cm" svg:x2="4.17cm" svg:y2="21.401cm" draw:start-shape="id46" draw:start-glue-point="8" draw:end-shape="id51" draw:end-glue-point="4" svg:d="M4170 20001v1400" svg:viewBox="0 0 1 1401">
          <text:p/>
        </draw:connector>
        <draw:custom-shape draw:style-name="gr13" draw:text-style-name="P1" xml:id="id53" draw:id="id53" draw:layer="layout" svg:width="0.9cm" svg:height="0.9cm" svg:x="9.8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10.4cm" svg:y="17.501cm">
          <draw:text-box>
            <text:p><text:span text:style-name="T1">01000</text:span></text:p>
          </draw:text-box>
        </draw:frame>
        <draw:custom-shape draw:style-name="gr13" draw:text-style-name="P1" xml:id="id54" draw:id="id54" draw:layer="layout" svg:width="0.9cm" svg:height="0.9cm" svg:x="11.92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8cm" svg:height="1.131cm" svg:x="12.52cm" svg:y="17.501cm">
          <draw:text-box>
            <text:p><text:span text:style-name="T1">01001</text:span></text:p>
          </draw:text-box>
        </draw:frame>
        <draw:custom-shape draw:style-name="gr13" draw:text-style-name="P1" xml:id="id55" draw:id="id55" draw:layer="layout" svg:width="0.9cm" svg:height="0.9cm" svg:x="8.6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xml:id="id57" draw:id="id57" draw:layer="layout" svg:width="1.6cm" svg:height="1.131cm" svg:x="9.2cm" svg:y="18.71cm">
          <draw:text-box>
            <text:p><text:span text:style-name="T1">01010</text:span></text:p>
          </draw:text-box>
        </draw:frame>
        <draw:custom-shape draw:style-name="gr13" draw:text-style-name="P1" xml:id="id56" draw:id="id56" draw:layer="layout" svg:width="0.9cm" svg:height="0.9cm" svg:x="10.72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58cm" svg:height="1.131cm" svg:x="11.32cm" svg:y="18.71cm">
          <draw:text-box>
            <text:p><text:span text:style-name="T1">01011</text:span></text:p>
          </draw:text-box>
        </draw:frame>
        <draw:connector draw:style-name="gr6" draw:text-style-name="P4" draw:layer="layout" svg:x1="10.7cm" svg:y1="18.342cm" svg:x2="11.92cm" svg:y2="18.342cm" draw:start-shape="id53" draw:start-glue-point="10" draw:end-shape="id54" draw:end-glue-point="6" svg:d="M10700 18342h1220" svg:viewBox="0 0 1221 1">
          <text:p/>
        </draw:connector>
        <draw:connector draw:style-name="gr6" draw:text-style-name="P4" draw:layer="layout" svg:x1="9.5cm" svg:y1="19.551cm" svg:x2="10.72cm" svg:y2="19.551cm" draw:start-shape="id55" draw:start-glue-point="10" draw:end-shape="id56" draw:end-glue-point="6" svg:d="M9500 19551h1220" svg:viewBox="0 0 1221 1">
          <text:p/>
        </draw:connector>
        <draw:connector draw:style-name="gr6" draw:text-style-name="P4" draw:layer="layout" svg:x1="10.8cm" svg:y1="19.275cm" svg:x2="10.8cm" svg:y2="19.275cm" draw:start-shape="id57" draw:end-shape="id57" svg:d="M10800 19275z" svg:viewBox="0 0 1 1">
          <text:p/>
        </draw:connector>
        <draw:connector draw:style-name="gr11" draw:text-style-name="P3" draw:layer="layout" draw:type="line" svg:x1="11.489cm" svg:y1="19.232cm" svg:x2="12.051cm" svg:y2="18.661cm" draw:start-shape="id56" draw:start-glue-point="11" draw:end-shape="id54" draw:end-glue-point="7" svg:d="M11489 19232l562-571" svg:viewBox="0 0 563 572">
          <text:p/>
        </draw:connector>
        <draw:connector draw:style-name="gr11" draw:text-style-name="P3" draw:layer="layout" draw:type="line" svg:x1="9.931cm" svg:y1="18.661cm" svg:x2="9.369cm" svg:y2="19.232cm" draw:start-shape="id53" draw:start-glue-point="7" draw:end-shape="id55" draw:end-glue-point="11" svg:d="M9931 18661l-562 571" svg:viewBox="0 0 563 572">
          <text:p/>
        </draw:connector>
        <draw:custom-shape draw:style-name="gr13" draw:text-style-name="P1" xml:id="id58" draw:id="id58" draw:layer="layout" svg:width="0.9cm" svg:height="0.9cm" svg:x="9.8cm" svg:y="20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10.4cm" svg:y="19.801cm">
          <draw:text-box>
            <text:p><text:span text:style-name="T1">01100</text:span></text:p>
          </draw:text-box>
        </draw:frame>
        <draw:custom-shape draw:style-name="gr13" draw:text-style-name="P1" xml:id="id59" draw:id="id59" draw:layer="layout" svg:width="0.9cm" svg:height="0.9cm" svg:x="11.92cm" svg:y="20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8cm" svg:height="1.131cm" svg:x="12.52cm" svg:y="19.801cm">
          <draw:text-box>
            <text:p><text:span text:style-name="T1">01101</text:span></text:p>
          </draw:text-box>
        </draw:frame>
        <draw:custom-shape draw:style-name="gr13" draw:text-style-name="P1" xml:id="id60" draw:id="id60" draw:layer="layout" svg:width="0.9cm" svg:height="0.9cm" svg:x="8.6cm" svg:y="2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62" draw:id="id62" draw:layer="layout" svg:width="1.4cm" svg:height="1.131cm" svg:x="9.2cm" svg:y="21.01cm">
          <draw:text-box>
            <text:p><text:span text:style-name="T1">01110</text:span></text:p>
          </draw:text-box>
        </draw:frame>
        <draw:custom-shape draw:style-name="gr13" draw:text-style-name="P1" xml:id="id61" draw:id="id61" draw:layer="layout" svg:width="0.9cm" svg:height="0.9cm" svg:x="10.72cm" svg:y="2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8cm" svg:height="1.131cm" svg:x="11.32cm" svg:y="21.01cm">
          <draw:text-box>
            <text:p><text:span text:style-name="T1">01111</text:span></text:p>
          </draw:text-box>
        </draw:frame>
        <draw:connector draw:style-name="gr6" draw:text-style-name="P4" draw:layer="layout" svg:x1="10.7cm" svg:y1="20.642cm" svg:x2="11.92cm" svg:y2="20.642cm" draw:start-shape="id58" draw:start-glue-point="10" draw:end-shape="id59" draw:end-glue-point="6" svg:d="M10700 20642h1220" svg:viewBox="0 0 1221 1">
          <text:p/>
        </draw:connector>
        <draw:connector draw:style-name="gr6" draw:text-style-name="P4" draw:layer="layout" svg:x1="9.5cm" svg:y1="21.851cm" svg:x2="10.72cm" svg:y2="21.851cm" draw:start-shape="id60" draw:start-glue-point="10" draw:end-shape="id61" draw:end-glue-point="6" svg:d="M9500 21851h1220" svg:viewBox="0 0 1221 1">
          <text:p/>
        </draw:connector>
        <draw:connector draw:style-name="gr6" draw:text-style-name="P4" draw:layer="layout" svg:x1="10.6cm" svg:y1="21.575cm" svg:x2="10.6cm" svg:y2="21.575cm" draw:start-shape="id62" draw:end-shape="id62" svg:d="M10600 21575z" svg:viewBox="0 0 1 1">
          <text:p/>
        </draw:connector>
        <draw:connector draw:style-name="gr8" draw:text-style-name="P3" draw:layer="layout" draw:type="line" svg:x1="11.489cm" svg:y1="21.532cm" svg:x2="12.051cm" svg:y2="20.961cm" draw:start-shape="id61" draw:start-glue-point="11" draw:end-shape="id59" draw:end-glue-point="7" svg:d="M11489 21532l562-571" svg:viewBox="0 0 563 572">
          <text:p/>
        </draw:connector>
        <draw:connector draw:style-name="gr8" draw:text-style-name="P3" draw:layer="layout" draw:type="line" svg:x1="9.931cm" svg:y1="20.961cm" svg:x2="9.369cm" svg:y2="21.532cm" draw:start-shape="id58" draw:start-glue-point="7" draw:end-shape="id60" draw:end-glue-point="11" svg:d="M9931 20961l-562 571" svg:viewBox="0 0 563 572">
          <text:p/>
        </draw:connector>
        <draw:connector draw:style-name="gr12" draw:text-style-name="P3" draw:layer="layout" draw:type="line" svg:x1="10.25cm" svg:y1="18.792cm" svg:x2="10.25cm" svg:y2="20.192cm" draw:start-shape="id53" draw:start-glue-point="8" draw:end-shape="id58" draw:end-glue-point="4" svg:d="M10250 18792v1400" svg:viewBox="0 0 1 1401">
          <text:p/>
        </draw:connector>
        <draw:connector draw:style-name="gr12" draw:text-style-name="P3" draw:layer="layout" draw:type="line" svg:x1="12.37cm" svg:y1="18.792cm" svg:x2="12.37cm" svg:y2="20.192cm" draw:start-shape="id54" draw:start-glue-point="8" draw:end-shape="id59" draw:end-glue-point="4" svg:d="M12370 18792v1400" svg:viewBox="0 0 1 1401">
          <text:p/>
        </draw:connector>
        <draw:connector draw:style-name="gr12" draw:text-style-name="P3" draw:layer="layout" draw:type="line" svg:x1="9.05cm" svg:y1="20.001cm" svg:x2="9.05cm" svg:y2="21.401cm" draw:start-shape="id55" draw:start-glue-point="8" draw:end-shape="id60" draw:end-glue-point="4" svg:d="M9050 20001v1400" svg:viewBox="0 0 1 1401">
          <text:p/>
        </draw:connector>
        <draw:connector draw:style-name="gr12" draw:text-style-name="P3" draw:layer="layout" draw:type="line" svg:x1="11.17cm" svg:y1="20.001cm" svg:x2="11.17cm" svg:y2="21.401cm" draw:start-shape="id56" draw:start-glue-point="8" draw:end-shape="id61" draw:end-glue-point="4" svg:d="M11170 20001v1400" svg:viewBox="0 0 1 1401">
          <text:p/>
        </draw:connector>
        <draw:connector draw:style-name="gr14" draw:text-style-name="P3" draw:layer="layout" draw:type="curve" svg:x1="3.25cm" svg:y1="17.892cm" svg:x2="10.25cm" svg:y2="17.892cm" draw:start-shape="id43" draw:start-glue-point="4" draw:end-shape="id53" draw:end-glue-point="4" svg:d="M3250 17892c0-790 7000-790 7000 0" svg:viewBox="0 0 7001 593">
          <text:p/>
        </draw:connector>
        <draw:connector draw:style-name="gr14" draw:text-style-name="P3" draw:layer="layout" draw:type="curve" svg:x1="5.37cm" svg:y1="18.792cm" svg:x2="12.37cm" svg:y2="18.792cm" draw:start-shape="id44" draw:start-glue-point="8" draw:end-shape="id54" draw:end-glue-point="8" svg:d="M5370 18792c0 792 7000 792 7000 0" svg:viewBox="0 0 7001 595">
          <text:p/>
        </draw:connector>
        <draw:connector draw:style-name="gr14" draw:text-style-name="P3" draw:layer="layout" draw:type="curve" svg:x1="2.05cm" svg:y1="19.101cm" svg:x2="9.05cm" svg:y2="19.101cm" draw:start-shape="id45" draw:start-glue-point="4" draw:end-shape="id55" draw:end-glue-point="4" svg:d="M2050 19101c0-790 7000-790 7000 0" svg:viewBox="0 0 7001 593">
          <text:p/>
        </draw:connector>
        <draw:connector draw:style-name="gr14" draw:text-style-name="P3" draw:layer="layout" draw:type="curve" svg:x1="4.17cm" svg:y1="20.001cm" svg:x2="11.17cm" svg:y2="20.001cm" draw:start-shape="id46" draw:start-glue-point="8" draw:end-shape="id56" draw:end-glue-point="8" svg:d="M4170 20001c0 792 7000 792 7000 0" svg:viewBox="0 0 7001 595">
          <text:p/>
        </draw:connector>
        <draw:connector draw:style-name="gr14" draw:text-style-name="P3" draw:layer="layout" draw:type="curve" svg:x1="3.25cm" svg:y1="20.192cm" svg:x2="10.25cm" svg:y2="20.192cm" draw:start-shape="id48" draw:start-glue-point="4" draw:end-shape="id58" draw:end-glue-point="4" svg:d="M3250 20192c0-790 7000-790 7000 0" svg:viewBox="0 0 7001 593">
          <text:p/>
        </draw:connector>
        <draw:connector draw:style-name="gr14" draw:text-style-name="P3" draw:layer="layout" draw:type="curve" svg:x1="5.37cm" svg:y1="21.092cm" svg:x2="12.37cm" svg:y2="21.092cm" draw:start-shape="id49" draw:start-glue-point="8" draw:end-shape="id59" draw:end-glue-point="8" svg:d="M5370 21092c0 792 7000 792 7000 0" svg:viewBox="0 0 7001 595">
          <text:p/>
        </draw:connector>
        <draw:connector draw:style-name="gr14" draw:text-style-name="P3" draw:layer="layout" draw:type="curve" svg:x1="2.05cm" svg:y1="21.401cm" svg:x2="9.05cm" svg:y2="21.401cm" draw:start-shape="id50" draw:start-glue-point="4" draw:end-shape="id60" draw:end-glue-point="4" svg:d="M2050 21401c0-790 7000-790 7000 0" svg:viewBox="0 0 7001 593">
          <text:p/>
        </draw:connector>
        <draw:connector draw:style-name="gr14" draw:text-style-name="P3" draw:layer="layout" draw:type="curve" svg:x1="4.17cm" svg:y1="22.301cm" svg:x2="11.17cm" svg:y2="22.301cm" draw:start-shape="id51" draw:start-glue-point="8" draw:end-shape="id61" draw:end-glue-point="8" svg:d="M4170 22301c0 792 7000 792 7000 0" svg:viewBox="0 0 7001 595">
          <text:p/>
        </draw:connector>
        <draw:line draw:style-name="gr5" draw:text-style-name="P3" draw:layer="layout" svg:x1="1cm" svg:y1="17.1cm" svg:x2="20.59cm" svg:y2="17.1cm">
          <text:p/>
        </draw:line>
        <draw:custom-shape draw:style-name="gr13" draw:text-style-name="P1" xml:id="id63" draw:id="id63" draw:layer="layout" svg:width="0.9cm" svg:height="0.9cm" svg:x="2.8cm" svg:y="2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3.4cm" svg:y="23.601cm">
          <draw:text-box>
            <text:p><text:span text:style-name="T1">10000</text:span></text:p>
          </draw:text-box>
        </draw:frame>
        <draw:custom-shape draw:style-name="gr13" draw:text-style-name="P1" xml:id="id64" draw:id="id64" draw:layer="layout" svg:width="0.9cm" svg:height="0.9cm" svg:x="4.92cm" svg:y="2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8cm" svg:height="1.131cm" svg:x="5.52cm" svg:y="23.601cm">
          <draw:text-box>
            <text:p><text:span text:style-name="T1">10001</text:span></text:p>
          </draw:text-box>
        </draw:frame>
        <draw:custom-shape draw:style-name="gr13" draw:text-style-name="P1" xml:id="id65" draw:id="id65" draw:layer="layout" svg:width="0.9cm" svg:height="0.9cm" svg:x="1.6cm" svg:y="2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xml:id="id67" draw:id="id67" draw:layer="layout" svg:width="1.5cm" svg:height="1.131cm" svg:x="2.2cm" svg:y="24.81cm">
          <draw:text-box>
            <text:p><text:span text:style-name="T1">10010</text:span></text:p>
          </draw:text-box>
        </draw:frame>
        <draw:custom-shape draw:style-name="gr13" draw:text-style-name="P1" xml:id="id66" draw:id="id66" draw:layer="layout" svg:width="0.9cm" svg:height="0.9cm" svg:x="3.72cm" svg:y="2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58cm" svg:height="1.131cm" svg:x="4.32cm" svg:y="24.81cm">
          <draw:text-box>
            <text:p><text:span text:style-name="T1">10011</text:span></text:p>
          </draw:text-box>
        </draw:frame>
        <draw:connector draw:style-name="gr6" draw:text-style-name="P4" draw:layer="layout" svg:x1="3.7cm" svg:y1="24.442cm" svg:x2="4.92cm" svg:y2="24.442cm" draw:start-shape="id63" draw:start-glue-point="10" draw:end-shape="id64" draw:end-glue-point="6" svg:d="M3700 24442h1220" svg:viewBox="0 0 1221 1">
          <text:p/>
        </draw:connector>
        <draw:connector draw:style-name="gr6" draw:text-style-name="P4" draw:layer="layout" svg:x1="2.5cm" svg:y1="25.651cm" svg:x2="3.72cm" svg:y2="25.651cm" draw:start-shape="id65" draw:start-glue-point="10" draw:end-shape="id66" draw:end-glue-point="6" svg:d="M2500 25651h1220" svg:viewBox="0 0 1221 1">
          <text:p/>
        </draw:connector>
        <draw:connector draw:style-name="gr6" draw:text-style-name="P4" draw:layer="layout" svg:x1="3.7cm" svg:y1="25.375cm" svg:x2="3.7cm" svg:y2="25.375cm" draw:start-shape="id67" draw:end-shape="id67" svg:d="M3700 25375z" svg:viewBox="0 0 1 1">
          <text:p/>
        </draw:connector>
        <draw:connector draw:style-name="gr11" draw:text-style-name="P3" draw:layer="layout" draw:type="line" svg:x1="4.489cm" svg:y1="25.332cm" svg:x2="5.051cm" svg:y2="24.761cm" draw:start-shape="id66" draw:start-glue-point="11" draw:end-shape="id64" draw:end-glue-point="7" svg:d="M4489 25332l562-571" svg:viewBox="0 0 563 572">
          <text:p/>
        </draw:connector>
        <draw:connector draw:style-name="gr11" draw:text-style-name="P3" draw:layer="layout" draw:type="line" svg:x1="2.931cm" svg:y1="24.761cm" svg:x2="2.369cm" svg:y2="25.332cm" draw:start-shape="id63" draw:start-glue-point="7" draw:end-shape="id65" draw:end-glue-point="11" svg:d="M2931 24761l-562 571" svg:viewBox="0 0 563 572">
          <text:p/>
        </draw:connector>
        <draw:custom-shape draw:style-name="gr13" draw:text-style-name="P1" xml:id="id68" draw:id="id68" draw:layer="layout" svg:width="0.9cm" svg:height="0.9cm" svg:x="2.8cm" svg:y="26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3.4cm" svg:y="25.901cm">
          <draw:text-box>
            <text:p><text:span text:style-name="T1">10100</text:span></text:p>
          </draw:text-box>
        </draw:frame>
        <draw:custom-shape draw:style-name="gr13" draw:text-style-name="P1" xml:id="id69" draw:id="id69" draw:layer="layout" svg:width="0.9cm" svg:height="0.9cm" svg:x="4.92cm" svg:y="26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8cm" svg:height="1.131cm" svg:x="5.52cm" svg:y="25.901cm">
          <draw:text-box>
            <text:p><text:span text:style-name="T1">10101</text:span></text:p>
          </draw:text-box>
        </draw:frame>
        <draw:custom-shape draw:style-name="gr13" draw:text-style-name="P1" xml:id="id70" draw:id="id70" draw:layer="layout" svg:width="0.9cm" svg:height="0.9cm" svg:x="1.6cm" svg:y="2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72" draw:id="id72" draw:layer="layout" svg:width="1.4cm" svg:height="1.131cm" svg:x="2.2cm" svg:y="27.11cm">
          <draw:text-box>
            <text:p><text:span text:style-name="T1">10110</text:span></text:p>
          </draw:text-box>
        </draw:frame>
        <draw:custom-shape draw:style-name="gr13" draw:text-style-name="P1" xml:id="id71" draw:id="id71" draw:layer="layout" svg:width="0.9cm" svg:height="0.9cm" svg:x="3.72cm" svg:y="2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8cm" svg:height="1.131cm" svg:x="4.32cm" svg:y="27.11cm">
          <draw:text-box>
            <text:p><text:span text:style-name="T1">10111</text:span></text:p>
          </draw:text-box>
        </draw:frame>
        <draw:connector draw:style-name="gr6" draw:text-style-name="P4" draw:layer="layout" svg:x1="3.7cm" svg:y1="26.742cm" svg:x2="4.92cm" svg:y2="26.742cm" draw:start-shape="id68" draw:start-glue-point="10" draw:end-shape="id69" draw:end-glue-point="6" svg:d="M3700 26742h1220" svg:viewBox="0 0 1221 1">
          <text:p/>
        </draw:connector>
        <draw:connector draw:style-name="gr6" draw:text-style-name="P4" draw:layer="layout" svg:x1="2.5cm" svg:y1="27.951cm" svg:x2="3.72cm" svg:y2="27.951cm" draw:start-shape="id70" draw:start-glue-point="10" draw:end-shape="id71" draw:end-glue-point="6" svg:d="M2500 27951h1220" svg:viewBox="0 0 1221 1">
          <text:p/>
        </draw:connector>
        <draw:connector draw:style-name="gr6" draw:text-style-name="P4" draw:layer="layout" svg:x1="3.6cm" svg:y1="27.675cm" svg:x2="3.6cm" svg:y2="27.675cm" draw:start-shape="id72" draw:end-shape="id72" svg:d="M3600 27675z" svg:viewBox="0 0 1 1">
          <text:p/>
        </draw:connector>
        <draw:connector draw:style-name="gr8" draw:text-style-name="P3" draw:layer="layout" draw:type="line" svg:x1="4.489cm" svg:y1="27.632cm" svg:x2="5.051cm" svg:y2="27.061cm" draw:start-shape="id71" draw:start-glue-point="11" draw:end-shape="id69" draw:end-glue-point="7" svg:d="M4489 27632l562-571" svg:viewBox="0 0 563 572">
          <text:p/>
        </draw:connector>
        <draw:connector draw:style-name="gr8" draw:text-style-name="P3" draw:layer="layout" draw:type="line" svg:x1="2.931cm" svg:y1="27.061cm" svg:x2="2.369cm" svg:y2="27.632cm" draw:start-shape="id68" draw:start-glue-point="7" draw:end-shape="id70" draw:end-glue-point="11" svg:d="M2931 27061l-562 571" svg:viewBox="0 0 563 572">
          <text:p/>
        </draw:connector>
        <draw:connector draw:style-name="gr12" draw:text-style-name="P3" draw:layer="layout" draw:type="line" svg:x1="3.25cm" svg:y1="24.892cm" svg:x2="3.25cm" svg:y2="26.292cm" draw:start-shape="id63" draw:start-glue-point="8" draw:end-shape="id68" draw:end-glue-point="4" svg:d="M3250 24892v1400" svg:viewBox="0 0 1 1401">
          <text:p/>
        </draw:connector>
        <draw:connector draw:style-name="gr12" draw:text-style-name="P3" draw:layer="layout" draw:type="line" svg:x1="5.37cm" svg:y1="24.892cm" svg:x2="5.37cm" svg:y2="26.292cm" draw:start-shape="id64" draw:start-glue-point="8" draw:end-shape="id69" draw:end-glue-point="4" svg:d="M5370 24892v1400" svg:viewBox="0 0 1 1401">
          <text:p/>
        </draw:connector>
        <draw:connector draw:style-name="gr12" draw:text-style-name="P3" draw:layer="layout" draw:type="line" svg:x1="2.05cm" svg:y1="26.101cm" svg:x2="2.05cm" svg:y2="27.501cm" draw:start-shape="id65" draw:start-glue-point="8" draw:end-shape="id70" draw:end-glue-point="4" svg:d="M2050 26101v1400" svg:viewBox="0 0 1 1401">
          <text:p/>
        </draw:connector>
        <draw:connector draw:style-name="gr12" draw:text-style-name="P3" draw:layer="layout" draw:type="line" svg:x1="4.17cm" svg:y1="26.101cm" svg:x2="4.17cm" svg:y2="27.501cm" draw:start-shape="id66" draw:start-glue-point="8" draw:end-shape="id71" draw:end-glue-point="4" svg:d="M4170 26101v1400" svg:viewBox="0 0 1 1401">
          <text:p/>
        </draw:connector>
        <draw:custom-shape draw:style-name="gr13" draw:text-style-name="P1" xml:id="id73" draw:id="id73" draw:layer="layout" svg:width="0.9cm" svg:height="0.9cm" svg:x="9.8cm" svg:y="2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10.4cm" svg:y="23.601cm">
          <draw:text-box>
            <text:p><text:span text:style-name="T1">11000</text:span></text:p>
          </draw:text-box>
        </draw:frame>
        <draw:custom-shape draw:style-name="gr13" draw:text-style-name="P1" xml:id="id74" draw:id="id74" draw:layer="layout" svg:width="0.9cm" svg:height="0.9cm" svg:x="11.92cm" svg:y="2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8cm" svg:height="1.131cm" svg:x="12.52cm" svg:y="23.601cm">
          <draw:text-box>
            <text:p><text:span text:style-name="T1">11001</text:span></text:p>
          </draw:text-box>
        </draw:frame>
        <draw:custom-shape draw:style-name="gr13" draw:text-style-name="P1" xml:id="id75" draw:id="id75" draw:layer="layout" svg:width="0.9cm" svg:height="0.9cm" svg:x="8.6cm" svg:y="2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xml:id="id77" draw:id="id77" draw:layer="layout" svg:width="1.6cm" svg:height="1.131cm" svg:x="9.2cm" svg:y="24.81cm">
          <draw:text-box>
            <text:p><text:span text:style-name="T1">11010</text:span></text:p>
          </draw:text-box>
        </draw:frame>
        <draw:custom-shape draw:style-name="gr13" draw:text-style-name="P1" xml:id="id76" draw:id="id76" draw:layer="layout" svg:width="0.9cm" svg:height="0.9cm" svg:x="10.72cm" svg:y="2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58cm" svg:height="1.131cm" svg:x="11.32cm" svg:y="24.81cm">
          <draw:text-box>
            <text:p><text:span text:style-name="T1">11011</text:span></text:p>
          </draw:text-box>
        </draw:frame>
        <draw:connector draw:style-name="gr6" draw:text-style-name="P4" draw:layer="layout" svg:x1="10.7cm" svg:y1="24.442cm" svg:x2="11.92cm" svg:y2="24.442cm" draw:start-shape="id73" draw:start-glue-point="10" draw:end-shape="id74" draw:end-glue-point="6" svg:d="M10700 24442h1220" svg:viewBox="0 0 1221 1">
          <text:p/>
        </draw:connector>
        <draw:connector draw:style-name="gr6" draw:text-style-name="P4" draw:layer="layout" svg:x1="9.5cm" svg:y1="25.651cm" svg:x2="10.72cm" svg:y2="25.651cm" draw:start-shape="id75" draw:start-glue-point="10" draw:end-shape="id76" draw:end-glue-point="6" svg:d="M9500 25651h1220" svg:viewBox="0 0 1221 1">
          <text:p/>
        </draw:connector>
        <draw:connector draw:style-name="gr6" draw:text-style-name="P4" draw:layer="layout" svg:x1="10.8cm" svg:y1="25.375cm" svg:x2="10.8cm" svg:y2="25.375cm" draw:start-shape="id77" draw:end-shape="id77" svg:d="M10800 25375z" svg:viewBox="0 0 1 1">
          <text:p/>
        </draw:connector>
        <draw:connector draw:style-name="gr11" draw:text-style-name="P3" draw:layer="layout" draw:type="line" svg:x1="11.489cm" svg:y1="25.332cm" svg:x2="12.051cm" svg:y2="24.761cm" draw:start-shape="id76" draw:start-glue-point="11" draw:end-shape="id74" draw:end-glue-point="7" svg:d="M11489 25332l562-571" svg:viewBox="0 0 563 572">
          <text:p/>
        </draw:connector>
        <draw:connector draw:style-name="gr11" draw:text-style-name="P3" draw:layer="layout" draw:type="line" svg:x1="9.931cm" svg:y1="24.761cm" svg:x2="9.369cm" svg:y2="25.332cm" draw:start-shape="id73" draw:start-glue-point="7" draw:end-shape="id75" draw:end-glue-point="11" svg:d="M9931 24761l-562 571" svg:viewBox="0 0 563 572">
          <text:p/>
        </draw:connector>
        <draw:custom-shape draw:style-name="gr13" draw:text-style-name="P1" xml:id="id78" draw:id="id78" draw:layer="layout" svg:width="0.9cm" svg:height="0.9cm" svg:x="9.8cm" svg:y="26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4cm" svg:height="1.131cm" svg:x="10.4cm" svg:y="25.901cm">
          <draw:text-box>
            <text:p><text:span text:style-name="T1">11100</text:span></text:p>
          </draw:text-box>
        </draw:frame>
        <draw:custom-shape draw:style-name="gr13" draw:text-style-name="P1" xml:id="id79" draw:id="id79" draw:layer="layout" svg:width="0.9cm" svg:height="0.9cm" svg:x="11.92cm" svg:y="26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8cm" svg:height="1.131cm" svg:x="12.52cm" svg:y="25.901cm">
          <draw:text-box>
            <text:p><text:span text:style-name="T1">11101</text:span></text:p>
          </draw:text-box>
        </draw:frame>
        <draw:custom-shape draw:style-name="gr13" draw:text-style-name="P1" xml:id="id80" draw:id="id80" draw:layer="layout" svg:width="0.9cm" svg:height="0.9cm" svg:x="8.6cm" svg:y="2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82" draw:id="id82" draw:layer="layout" svg:width="1.4cm" svg:height="1.131cm" svg:x="9.2cm" svg:y="27.11cm">
          <draw:text-box>
            <text:p><text:span text:style-name="T1">11110</text:span></text:p>
          </draw:text-box>
        </draw:frame>
        <draw:custom-shape draw:style-name="gr13" draw:text-style-name="P1" xml:id="id81" draw:id="id81" draw:layer="layout" svg:width="0.9cm" svg:height="0.9cm" svg:x="10.72cm" svg:y="2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8cm" svg:height="1.131cm" svg:x="11.32cm" svg:y="27.11cm">
          <draw:text-box>
            <text:p><text:span text:style-name="T1">11111</text:span></text:p>
          </draw:text-box>
        </draw:frame>
        <draw:connector draw:style-name="gr6" draw:text-style-name="P4" draw:layer="layout" svg:x1="10.7cm" svg:y1="26.742cm" svg:x2="11.92cm" svg:y2="26.742cm" draw:start-shape="id78" draw:start-glue-point="10" draw:end-shape="id79" draw:end-glue-point="6" svg:d="M10700 26742h1220" svg:viewBox="0 0 1221 1">
          <text:p/>
        </draw:connector>
        <draw:connector draw:style-name="gr6" draw:text-style-name="P4" draw:layer="layout" svg:x1="9.5cm" svg:y1="27.951cm" svg:x2="10.72cm" svg:y2="27.951cm" draw:start-shape="id80" draw:start-glue-point="10" draw:end-shape="id81" draw:end-glue-point="6" svg:d="M9500 27951h1220" svg:viewBox="0 0 1221 1">
          <text:p/>
        </draw:connector>
        <draw:connector draw:style-name="gr6" draw:text-style-name="P4" draw:layer="layout" svg:x1="10.6cm" svg:y1="27.675cm" svg:x2="10.6cm" svg:y2="27.675cm" draw:start-shape="id82" draw:end-shape="id82" svg:d="M10600 27675z" svg:viewBox="0 0 1 1">
          <text:p/>
        </draw:connector>
        <draw:connector draw:style-name="gr8" draw:text-style-name="P3" draw:layer="layout" draw:type="line" svg:x1="11.489cm" svg:y1="27.632cm" svg:x2="12.051cm" svg:y2="27.061cm" draw:start-shape="id81" draw:start-glue-point="11" draw:end-shape="id79" draw:end-glue-point="7" svg:d="M11489 27632l562-571" svg:viewBox="0 0 563 572">
          <text:p/>
        </draw:connector>
        <draw:connector draw:style-name="gr8" draw:text-style-name="P3" draw:layer="layout" draw:type="line" svg:x1="9.931cm" svg:y1="27.061cm" svg:x2="9.369cm" svg:y2="27.632cm" draw:start-shape="id78" draw:start-glue-point="7" draw:end-shape="id80" draw:end-glue-point="11" svg:d="M9931 27061l-562 571" svg:viewBox="0 0 563 572">
          <text:p/>
        </draw:connector>
        <draw:connector draw:style-name="gr12" draw:text-style-name="P3" draw:layer="layout" draw:type="line" svg:x1="10.25cm" svg:y1="24.892cm" svg:x2="10.25cm" svg:y2="26.292cm" draw:start-shape="id73" draw:start-glue-point="8" draw:end-shape="id78" draw:end-glue-point="4" svg:d="M10250 24892v1400" svg:viewBox="0 0 1 1401">
          <text:p/>
        </draw:connector>
        <draw:connector draw:style-name="gr12" draw:text-style-name="P3" draw:layer="layout" draw:type="line" svg:x1="12.37cm" svg:y1="24.892cm" svg:x2="12.37cm" svg:y2="26.292cm" draw:start-shape="id74" draw:start-glue-point="8" draw:end-shape="id79" draw:end-glue-point="4" svg:d="M12370 24892v1400" svg:viewBox="0 0 1 1401">
          <text:p/>
        </draw:connector>
        <draw:connector draw:style-name="gr12" draw:text-style-name="P3" draw:layer="layout" draw:type="line" svg:x1="9.05cm" svg:y1="26.101cm" svg:x2="9.05cm" svg:y2="27.501cm" draw:start-shape="id75" draw:start-glue-point="8" draw:end-shape="id80" draw:end-glue-point="4" svg:d="M9050 26101v1400" svg:viewBox="0 0 1 1401">
          <text:p/>
        </draw:connector>
        <draw:connector draw:style-name="gr12" draw:text-style-name="P3" draw:layer="layout" draw:type="line" svg:x1="11.17cm" svg:y1="26.101cm" svg:x2="11.17cm" svg:y2="27.501cm" draw:start-shape="id76" draw:start-glue-point="8" draw:end-shape="id81" draw:end-glue-point="4" svg:d="M11170 26101v1400" svg:viewBox="0 0 1 1401">
          <text:p/>
        </draw:connector>
        <draw:connector draw:style-name="gr14" draw:text-style-name="P3" draw:layer="layout" draw:type="curve" svg:x1="3.25cm" svg:y1="23.992cm" svg:x2="10.25cm" svg:y2="23.992cm" draw:start-shape="id63" draw:start-glue-point="4" draw:end-shape="id73" draw:end-glue-point="4" svg:d="M3250 23992c0-790 7000-790 7000 0" svg:viewBox="0 0 7001 593">
          <text:p/>
        </draw:connector>
        <draw:connector draw:style-name="gr14" draw:text-style-name="P3" draw:layer="layout" draw:type="curve" svg:x1="5.37cm" svg:y1="24.892cm" svg:x2="12.37cm" svg:y2="24.892cm" draw:start-shape="id64" draw:start-glue-point="8" draw:end-shape="id74" draw:end-glue-point="8" svg:d="M5370 24892c0 792 7000 792 7000 0" svg:viewBox="0 0 7001 595">
          <text:p/>
        </draw:connector>
        <draw:connector draw:style-name="gr14" draw:text-style-name="P3" draw:layer="layout" draw:type="curve" svg:x1="2.05cm" svg:y1="25.201cm" svg:x2="9.05cm" svg:y2="25.201cm" draw:start-shape="id65" draw:start-glue-point="4" draw:end-shape="id75" draw:end-glue-point="4" svg:d="M2050 25201c0-790 7000-790 7000 0" svg:viewBox="0 0 7001 593">
          <text:p/>
        </draw:connector>
        <draw:connector draw:style-name="gr14" draw:text-style-name="P3" draw:layer="layout" draw:type="curve" svg:x1="4.17cm" svg:y1="26.101cm" svg:x2="11.17cm" svg:y2="26.101cm" draw:start-shape="id66" draw:start-glue-point="8" draw:end-shape="id76" draw:end-glue-point="8" svg:d="M4170 26101c0 792 7000 792 7000 0" svg:viewBox="0 0 7001 595">
          <text:p/>
        </draw:connector>
        <draw:connector draw:style-name="gr14" draw:text-style-name="P3" draw:layer="layout" draw:type="curve" svg:x1="3.25cm" svg:y1="26.292cm" svg:x2="10.25cm" svg:y2="26.292cm" draw:start-shape="id68" draw:start-glue-point="4" draw:end-shape="id78" draw:end-glue-point="4" svg:d="M3250 26292c0-790 7000-790 7000 0" svg:viewBox="0 0 7001 593">
          <text:p/>
        </draw:connector>
        <draw:connector draw:style-name="gr14" draw:text-style-name="P3" draw:layer="layout" draw:type="curve" svg:x1="5.37cm" svg:y1="27.192cm" svg:x2="12.37cm" svg:y2="27.192cm" draw:start-shape="id69" draw:start-glue-point="8" draw:end-shape="id79" draw:end-glue-point="8" svg:d="M5370 27192c0 792 7000 792 7000 0" svg:viewBox="0 0 7001 595">
          <text:p/>
        </draw:connector>
        <draw:connector draw:style-name="gr14" draw:text-style-name="P3" draw:layer="layout" draw:type="curve" svg:x1="2.05cm" svg:y1="27.501cm" svg:x2="9.05cm" svg:y2="27.501cm" draw:start-shape="id70" draw:start-glue-point="4" draw:end-shape="id80" draw:end-glue-point="4" svg:d="M2050 27501c0-790 7000-790 7000 0" svg:viewBox="0 0 7001 593">
          <text:p/>
        </draw:connector>
        <draw:connector draw:style-name="gr14" draw:text-style-name="P3" draw:layer="layout" draw:type="curve" svg:x1="4.17cm" svg:y1="28.401cm" svg:x2="11.17cm" svg:y2="28.401cm" draw:start-shape="id71" draw:start-glue-point="8" draw:end-shape="id81" draw:end-glue-point="8" svg:d="M4170 28401c0 792 7000 792 7000 0" svg:viewBox="0 0 7001 595">
          <text:p/>
        </draw:connector>
        <draw:connector draw:style-name="gr15" draw:text-style-name="P3" draw:layer="layout" draw:type="curve" svg:x1="1.6cm" svg:y1="19.551cm" svg:x2="1.6cm" svg:y2="25.651cm" draw:start-shape="id45" draw:start-glue-point="6" draw:end-shape="id65" draw:end-glue-point="6" svg:d="M1600 19551c-790 0-790 6100 0 6100" svg:viewBox="0 0 593 6101">
          <text:p/>
        </draw:connector>
        <draw:connector draw:style-name="gr15" draw:text-style-name="P3" draw:layer="layout" draw:type="curve" svg:x1="2.8cm" svg:y1="18.342cm" svg:x2="2.8cm" svg:y2="24.442cm" draw:start-shape="id43" draw:start-glue-point="6" draw:end-shape="id63" draw:end-glue-point="6" svg:d="M2800 18342c-790 0-790 6100 0 6100" svg:viewBox="0 0 593 6101">
          <text:p/>
        </draw:connector>
        <draw:connector draw:style-name="gr15" draw:text-style-name="P3" draw:layer="layout" draw:type="curve" svg:x1="1.6cm" svg:y1="21.851cm" svg:x2="1.6cm" svg:y2="27.951cm" draw:start-shape="id50" draw:start-glue-point="6" draw:end-shape="id70" draw:end-glue-point="6" svg:d="M1600 21851c-790 0-790 6100 0 6100" svg:viewBox="0 0 593 6101">
          <text:p/>
        </draw:connector>
        <draw:connector draw:style-name="gr15" draw:text-style-name="P3" draw:layer="layout" draw:type="curve" svg:x1="2.8cm" svg:y1="20.642cm" svg:x2="2.8cm" svg:y2="26.742cm" draw:start-shape="id48" draw:start-glue-point="6" draw:end-shape="id68" draw:end-glue-point="6" svg:d="M2800 20642c-790 0-790 6100 0 6100" svg:viewBox="0 0 593 6101">
          <text:p/>
        </draw:connector>
        <draw:connector draw:style-name="gr15" draw:text-style-name="P3" draw:layer="layout" draw:type="curve" svg:x1="3.72cm" svg:y1="19.551cm" svg:x2="3.72cm" svg:y2="25.651cm" draw:start-shape="id46" draw:start-glue-point="6" draw:end-shape="id66" draw:end-glue-point="6" svg:d="M3720 19551c-790 0-790 6100 0 6100" svg:viewBox="0 0 593 6101">
          <text:p/>
        </draw:connector>
        <draw:connector draw:style-name="gr15" draw:text-style-name="P3" draw:layer="layout" draw:type="curve" svg:x1="3.72cm" svg:y1="21.851cm" svg:x2="3.72cm" svg:y2="27.951cm" draw:start-shape="id51" draw:start-glue-point="6" draw:end-shape="id71" draw:end-glue-point="6" svg:d="M3720 21851c-790 0-790 6100 0 6100" svg:viewBox="0 0 593 6101">
          <text:p/>
        </draw:connector>
        <draw:connector draw:style-name="gr15" draw:text-style-name="P3" draw:layer="layout" draw:type="curve" svg:x1="4.92cm" svg:y1="18.342cm" svg:x2="4.92cm" svg:y2="24.442cm" draw:start-shape="id44" draw:start-glue-point="6" draw:end-shape="id64" draw:end-glue-point="6" svg:d="M4920 18342c-790 0-790 6100 0 6100" svg:viewBox="0 0 593 6101">
          <text:p/>
        </draw:connector>
        <draw:connector draw:style-name="gr15" draw:text-style-name="P3" draw:layer="layout" draw:type="curve" svg:x1="4.92cm" svg:y1="20.642cm" svg:x2="4.92cm" svg:y2="26.742cm" draw:start-shape="id49" draw:start-glue-point="6" draw:end-shape="id69" draw:end-glue-point="6" svg:d="M4920 20642c-790 0-790 6100 0 6100" svg:viewBox="0 0 593 6101">
          <text:p/>
        </draw:connector>
        <draw:connector draw:style-name="gr15" draw:text-style-name="P3" draw:layer="layout" draw:type="curve" svg:x1="8.6cm" svg:y1="19.551cm" svg:x2="8.6cm" svg:y2="25.651cm" draw:start-shape="id55" draw:start-glue-point="6" draw:end-shape="id75" draw:end-glue-point="6" svg:d="M8600 19551c-790 0-790 6100 0 6100" svg:viewBox="0 0 593 6101">
          <text:p/>
        </draw:connector>
        <draw:connector draw:style-name="gr15" draw:text-style-name="P3" draw:layer="layout" draw:type="curve" svg:x1="8.6cm" svg:y1="21.851cm" svg:x2="8.6cm" svg:y2="27.951cm" draw:start-shape="id60" draw:start-glue-point="6" draw:end-shape="id80" draw:end-glue-point="6" svg:d="M8600 21851c-790 0-790 6100 0 6100" svg:viewBox="0 0 593 6101">
          <text:p/>
        </draw:connector>
        <draw:connector draw:style-name="gr15" draw:text-style-name="P3" draw:layer="layout" draw:type="curve" svg:x1="9.8cm" svg:y1="18.342cm" svg:x2="9.8cm" svg:y2="24.442cm" draw:start-shape="id53" draw:start-glue-point="6" draw:end-shape="id73" draw:end-glue-point="6" svg:d="M9800 18342c-790 0-790 6100 0 6100" svg:viewBox="0 0 593 6101">
          <text:p/>
        </draw:connector>
        <draw:connector draw:style-name="gr15" draw:text-style-name="P3" draw:layer="layout" draw:type="curve" svg:x1="11.92cm" svg:y1="18.342cm" svg:x2="11.92cm" svg:y2="24.442cm" draw:start-shape="id54" draw:start-glue-point="6" draw:end-shape="id74" draw:end-glue-point="6" svg:d="M11920 18342c-790 0-790 6100 0 6100" svg:viewBox="0 0 593 6101">
          <text:p/>
        </draw:connector>
        <draw:connector draw:style-name="gr15" draw:text-style-name="P3" draw:layer="layout" draw:type="curve" svg:x1="11.92cm" svg:y1="20.642cm" svg:x2="11.92cm" svg:y2="26.742cm" draw:start-shape="id59" draw:start-glue-point="6" draw:end-shape="id79" draw:end-glue-point="6" svg:d="M11920 20642c-790 0-790 6100 0 6100" svg:viewBox="0 0 593 6101">
          <text:p/>
        </draw:connector>
        <draw:connector draw:style-name="gr15" draw:text-style-name="P3" draw:layer="layout" draw:type="curve" svg:x1="9.8cm" svg:y1="20.642cm" svg:x2="9.8cm" svg:y2="26.742cm" draw:start-shape="id58" draw:start-glue-point="6" draw:end-shape="id78" draw:end-glue-point="6" svg:d="M9800 20642c-790 0-790 6100 0 6100" svg:viewBox="0 0 593 6101">
          <text:p/>
        </draw:connector>
        <draw:connector draw:style-name="gr15" draw:text-style-name="P3" draw:layer="layout" draw:type="curve" svg:x1="10.72cm" svg:y1="19.551cm" svg:x2="10.584cm" svg:y2="25.561cm" draw:start-shape="id56" draw:start-glue-point="6" svg:d="M10720 19551c-790 0-722 6010-136 6010" svg:viewBox="0 0 585 6011">
          <text:p/>
        </draw:connector>
        <draw:connector draw:style-name="gr15" draw:text-style-name="P3" draw:layer="layout" draw:type="curve" svg:x1="10.72cm" svg:y1="21.851cm" svg:x2="10.72cm" svg:y2="27.951cm" draw:start-shape="id61" draw:start-glue-point="6" draw:end-shape="id81" draw:end-glue-point="6" svg:d="M10720 21851c-790 0-790 6100 0 6100" svg:viewBox="0 0 593 6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13:27:34.368667559</meta:creation-date>
    <dc:date>2015-09-27T14:22:27.311124240</dc:date>
    <meta:editing-duration>PT23M2S</meta:editing-duration>
    <meta:editing-cycles>1</meta:editing-cycles>
    <meta:document-statistic meta:object-count="288"/>
    <meta:generator>LibreOffice/5.0.1.2.0$Linux_X86_64 LibreOffice_project/00m0$Build-2</meta:generator>
  </office:meta>
</office:document-meta>
</file>